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0E0000000EF1115B488B73EA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26.78mm"/>
    </style:style>
    <style:style style:name="co6" style:family="table-column">
      <style:table-column-properties fo:break-before="auto" style:column-width="44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2mm" fo:break-before="auto" style:use-optimal-row-height="true"/>
    </style:style>
    <style:style style:name="ro3" style:family="table-row">
      <style:table-row-properties style:row-height="4.55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4.3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28.17mm" fo:break-before="auto" style:use-optimal-row-height="true"/>
    </style:style>
    <style:style style:name="ro9" style:family="table-row">
      <style:table-row-properties style:row-height="47.91mm" fo:break-before="auto" style:use-optimal-row-height="true"/>
    </style:style>
    <style:style style:name="ro10" style:family="table-row">
      <style:table-row-properties style:row-height="3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cccccc" fo:border="0.06pt solid #000000"/>
      <style:text-properties style:font-name="Liberation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ext-properties style:font-name="Liberation Sans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ures" table:style-name="ta1">
        <office:forms form:automatic-focus="false" form:apply-design-mode="false"/>
        <table:shapes>
          <draw:frame draw:z-index="0" draw:name="https://www.coronameasures.ch/static/admin/img/icon-yes.d2f9f035226a.svg" draw:style-name="gr1" draw:text-style-name="P1" svg:width="3.69mm" svg:height="3.69mm" svg:x="65.52mm" svg:y="320.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" draw:name="https://www.coronameasures.ch/static/admin/img/icon-yes.d2f9f035226a.svg" draw:style-name="gr1" draw:text-style-name="P1" svg:width="3.69mm" svg:height="3.69mm" svg:x="88.1mm" svg:y="325.1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" draw:name="https://www.coronameasures.ch/static/admin/img/icon-yes.d2f9f035226a.svg" draw:style-name="gr1" draw:text-style-name="P1" svg:width="3.69mm" svg:height="3.69mm" svg:x="88.1mm" svg:y="329.6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3" draw:name="https://www.coronameasures.ch/static/admin/img/icon-yes.d2f9f035226a.svg" draw:style-name="gr1" draw:text-style-name="P1" svg:width="3.69mm" svg:height="3.69mm" svg:x="88.1mm" svg:y="334.15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4" draw:name="https://www.coronameasures.ch/static/admin/img/icon-yes.d2f9f035226a.svg" draw:style-name="gr1" draw:text-style-name="P1" svg:width="3.69mm" svg:height="3.69mm" svg:x="88.1mm" svg:y="338.6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5" draw:name="https://www.coronameasures.ch/static/admin/img/icon-yes.d2f9f035226a.svg" draw:style-name="gr1" draw:text-style-name="P1" svg:width="3.69mm" svg:height="3.69mm" svg:x="88.1mm" svg:y="343.18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6" draw:name="https://www.coronameasures.ch/static/admin/img/icon-yes.d2f9f035226a.svg" draw:style-name="gr1" draw:text-style-name="P1" svg:width="3.69mm" svg:height="3.69mm" svg:x="88.1mm" svg:y="347.69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7" draw:name="https://www.coronameasures.ch/static/admin/img/icon-yes.d2f9f035226a.svg" draw:style-name="gr1" draw:text-style-name="P1" svg:width="3.69mm" svg:height="3.69mm" svg:x="88.1mm" svg:y="352.2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8" draw:name="https://www.coronameasures.ch/static/admin/img/icon-yes.d2f9f035226a.svg" draw:style-name="gr1" draw:text-style-name="P1" svg:width="3.69mm" svg:height="3.69mm" svg:x="88.1mm" svg:y="356.7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9" draw:name="https://www.coronameasures.ch/static/admin/img/icon-yes.d2f9f035226a.svg" draw:style-name="gr1" draw:text-style-name="P1" svg:width="3.69mm" svg:height="3.69mm" svg:x="88.1mm" svg:y="361.2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0" draw:name="https://www.coronameasures.ch/static/admin/img/icon-yes.d2f9f035226a.svg" draw:style-name="gr1" draw:text-style-name="P1" svg:width="3.69mm" svg:height="3.69mm" svg:x="88.1mm" svg:y="365.7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1" draw:name="https://www.coronameasures.ch/static/admin/img/icon-yes.d2f9f035226a.svg" draw:style-name="gr1" draw:text-style-name="P1" svg:width="3.69mm" svg:height="3.69mm" svg:x="88.1mm" svg:y="370.2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2" draw:name="https://www.coronameasures.ch/static/admin/img/icon-yes.d2f9f035226a.svg" draw:style-name="gr1" draw:text-style-name="P1" svg:width="3.69mm" svg:height="3.69mm" svg:x="88.1mm" svg:y="374.79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3" draw:name="https://www.coronameasures.ch/static/admin/img/icon-yes.d2f9f035226a.svg" draw:style-name="gr1" draw:text-style-name="P1" svg:width="3.69mm" svg:height="3.69mm" svg:x="88.1mm" svg:y="379.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4" draw:name="https://www.coronameasures.ch/static/admin/img/icon-yes.d2f9f035226a.svg" draw:style-name="gr1" draw:text-style-name="P1" svg:width="3.69mm" svg:height="3.69mm" svg:x="88.1mm" svg:y="383.8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5" draw:name="https://www.coronameasures.ch/static/admin/img/icon-yes.d2f9f035226a.svg" draw:style-name="gr1" draw:text-style-name="P1" svg:width="3.69mm" svg:height="3.69mm" svg:x="88.1mm" svg:y="388.3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6" draw:name="https://www.coronameasures.ch/static/admin/img/icon-yes.d2f9f035226a.svg" draw:style-name="gr1" draw:text-style-name="P1" svg:width="3.69mm" svg:height="3.69mm" svg:x="88.1mm" svg:y="392.85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7" draw:name="https://www.coronameasures.ch/static/admin/img/icon-yes.d2f9f035226a.svg" draw:style-name="gr1" draw:text-style-name="P1" svg:width="3.69mm" svg:height="3.69mm" svg:x="88.1mm" svg:y="397.3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8" draw:name="https://www.coronameasures.ch/static/admin/img/icon-yes.d2f9f035226a.svg" draw:style-name="gr1" draw:text-style-name="P1" svg:width="3.69mm" svg:height="3.69mm" svg:x="88.1mm" svg:y="401.88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9" draw:name="https://www.coronameasures.ch/static/admin/img/icon-yes.d2f9f035226a.svg" draw:style-name="gr1" draw:text-style-name="P1" svg:width="3.69mm" svg:height="3.69mm" svg:x="88.1mm" svg:y="406.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0" draw:name="https://www.coronameasures.ch/static/admin/img/icon-yes.d2f9f035226a.svg" draw:style-name="gr1" draw:text-style-name="P1" svg:width="3.69mm" svg:height="3.69mm" svg:x="88.1mm" svg:y="410.9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1" draw:name="https://www.coronameasures.ch/static/admin/img/icon-yes.d2f9f035226a.svg" draw:style-name="gr1" draw:text-style-name="P1" svg:width="3.69mm" svg:height="3.69mm" svg:x="88.1mm" svg:y="415.4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18" table:default-cell-style-name="ce2"/>
        <table:table-row table:style-name="ro1">
          <table:table-cell office:value-type="string" calcext:value-type="string">
            <text:p>Count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ical gov. Link for Corona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Partial </text:p>
            <text:p>(y = partial)</text:p>
          </table:table-cell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To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Sourc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rimary schools</text:p>
          </table:table-cell>
          <table:table-cell table:style-name="ce6" office:value-type="string" calcext:value-type="string">
            <text:p>Education</text:p>
          </table:table-cell>
          <table:table-cell/>
          <table:table-cell table:style-name="ce7"/>
          <table:table-cell/>
          <table:table-cell table:style-name="ce6" office:value-type="string" calcext:value-type="string">
            <text:p>1st to 9th gra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condary/Vocational/High schools</text:p>
          </table:table-cell>
          <table:table-cell table:style-name="ce6" office:value-type="string" calcext:value-type="string">
            <text:p>Education</text:p>
          </table:table-cell>
          <table:table-cell/>
          <table:table-cell table:style-name="ce8"/>
          <table:table-cell table:style-name="ce6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Universities</text:p>
          </table:table-cell>
          <table:table-cell table:style-name="ce6" office:value-type="string" calcext:value-type="string">
            <text:p>Education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Face cover/mask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Gatherings large groups banned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&gt;=5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atherings medium groups banned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&lt;500 and &gt; 1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atherings small groups banned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&lt;=1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ock In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Everybody has to stay home except buying food, medical reasons, work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ck in, Approval needed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Everybody has to stay home except buying food, medical reasons, work.&lt;br /&gt; Paper/Digital pass needed when leaving the hou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n-essential shops</text:p>
          </table:table-cell>
          <table:table-cell table:style-name="ce6" office:value-type="string" calcext:value-type="string">
            <text:p>Business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Restaurants</text:p>
          </table:table-cell>
          <table:table-cell table:style-name="ce6" office:value-type="string" calcext:value-type="string">
            <text:p>Business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Semi-essential shops/services</text:p>
          </table:table-cell>
          <table:table-cell table:style-name="ce6" office:value-type="string" calcext:value-type="string">
            <text:p>Business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Border</text:p>
          </table:table-cell>
          <table:table-cell table:style-name="ce6" office:value-type="string" calcext:value-type="string">
            <text:p>Border/Travel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4">
          <table:table-cell office:value-type="string" calcext:value-type="string">
            <text:p>Quarantine after return</text:p>
          </table:table-cell>
          <table:table-cell table:style-name="ce6" office:value-type="string" calcext:value-type="string">
            <text:p>Border/Travel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People have to go into quarantine when entering the countr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ernational flights</text:p>
          </table:table-cell>
          <table:table-cell table:style-name="ce6" office:value-type="string" calcext:value-type="string">
            <text:p>Tran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International trains</text:p>
          </table:table-cell>
          <table:table-cell table:style-name="ce6" office:value-type="string" calcext:value-type="string">
            <text:p>Tran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Public transport cities</text:p>
          </table:table-cell>
          <table:table-cell table:style-name="ce6" office:value-type="string" calcext:value-type="string">
            <text:p>Tran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Public transport national</text:p>
          </table:table-cell>
          <table:table-cell table:style-name="ce6" office:value-type="string" calcext:value-type="string">
            <text:p>Tran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Bars/Pubs</text:p>
          </table:table-cell>
          <table:table-cell table:style-name="ce6" office:value-type="string" calcext:value-type="string">
            <text:p>Leisure/Culture/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Clubs/concerts</text:p>
          </table:table-cell>
          <table:table-cell table:style-name="ce6" office:value-type="string" calcext:value-type="string">
            <text:p>Leisure/Culture/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Hotels</text:p>
          </table:table-cell>
          <table:table-cell table:style-name="ce6" office:value-type="string" calcext:value-type="string">
            <text:p>Leisure/Culture/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Museums/Libraries</text:p>
          </table:table-cell>
          <table:table-cell table:style-name="ce6" office:value-type="string" calcext:value-type="string">
            <text:p>Leisure/Culture/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asure Types" table:style-name="ta1">
        <office:forms form:automatic-focus="false" form:apply-design-mode="false"/>
        <table:shapes>
          <draw:frame draw:z-index="0" draw:name="https://www.coronameasures.ch/static/admin/img/icon-yes.d2f9f035226a.svg" draw:style-name="gr1" draw:text-style-name="P1" svg:width="3.69mm" svg:height="3.69mm" svg:x="67.73mm" svg:y="4.5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" draw:name="https://www.coronameasures.ch/static/admin/img/icon-yes.d2f9f035226a.svg" draw:style-name="gr1" draw:text-style-name="P1" svg:width="3.69mm" svg:height="3.69mm" svg:x="45.15mm" svg:y="0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" draw:name="https://www.coronameasures.ch/static/admin/img/icon-yes.d2f9f035226a.svg" draw:style-name="gr1" draw:text-style-name="P1" svg:width="3.69mm" svg:height="3.69mm" svg:x="67.73mm" svg:y="13.5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3" draw:name="https://www.coronameasures.ch/static/admin/img/icon-yes.d2f9f035226a.svg" draw:style-name="gr1" draw:text-style-name="P1" svg:width="3.69mm" svg:height="3.69mm" svg:x="67.73mm" svg:y="9.0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4" draw:name="https://www.coronameasures.ch/static/admin/img/icon-yes.d2f9f035226a.svg" draw:style-name="gr1" draw:text-style-name="P1" svg:width="3.69mm" svg:height="3.69mm" svg:x="67.73mm" svg:y="18.0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5" draw:name="https://www.coronameasures.ch/static/admin/img/icon-yes.d2f9f035226a.svg" draw:style-name="gr1" draw:text-style-name="P1" svg:width="3.69mm" svg:height="3.69mm" svg:x="67.73mm" svg:y="22.5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6" draw:name="https://www.coronameasures.ch/static/admin/img/icon-yes.d2f9f035226a.svg" draw:style-name="gr1" draw:text-style-name="P1" svg:width="3.69mm" svg:height="3.69mm" svg:x="67.73mm" svg:y="27.09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7" draw:name="https://www.coronameasures.ch/static/admin/img/icon-yes.d2f9f035226a.svg" draw:style-name="gr1" draw:text-style-name="P1" svg:width="3.69mm" svg:height="3.69mm" svg:x="67.73mm" svg:y="31.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8" draw:name="https://www.coronameasures.ch/static/admin/img/icon-yes.d2f9f035226a.svg" draw:style-name="gr1" draw:text-style-name="P1" svg:width="3.69mm" svg:height="3.69mm" svg:x="67.73mm" svg:y="36.1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9" draw:name="https://www.coronameasures.ch/static/admin/img/icon-yes.d2f9f035226a.svg" draw:style-name="gr1" draw:text-style-name="P1" svg:width="3.69mm" svg:height="3.69mm" svg:x="67.73mm" svg:y="40.6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0" draw:name="https://www.coronameasures.ch/static/admin/img/icon-yes.d2f9f035226a.svg" draw:style-name="gr1" draw:text-style-name="P1" svg:width="3.69mm" svg:height="3.69mm" svg:x="67.73mm" svg:y="45.15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1" draw:name="https://www.coronameasures.ch/static/admin/img/icon-yes.d2f9f035226a.svg" draw:style-name="gr1" draw:text-style-name="P1" svg:width="3.69mm" svg:height="3.69mm" svg:x="67.73mm" svg:y="49.6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2" draw:name="https://www.coronameasures.ch/static/admin/img/icon-yes.d2f9f035226a.svg" draw:style-name="gr1" draw:text-style-name="P1" svg:width="3.69mm" svg:height="3.69mm" svg:x="67.73mm" svg:y="58.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3" draw:name="https://www.coronameasures.ch/static/admin/img/icon-yes.d2f9f035226a.svg" draw:style-name="gr1" draw:text-style-name="P1" svg:width="3.69mm" svg:height="3.69mm" svg:x="67.73mm" svg:y="54.18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4" draw:name="https://www.coronameasures.ch/static/admin/img/icon-yes.d2f9f035226a.svg" draw:style-name="gr1" draw:text-style-name="P1" svg:width="3.69mm" svg:height="3.69mm" svg:x="67.73mm" svg:y="63.2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5" draw:name="https://www.coronameasures.ch/static/admin/img/icon-yes.d2f9f035226a.svg" draw:style-name="gr1" draw:text-style-name="P1" svg:width="3.69mm" svg:height="3.69mm" svg:x="67.73mm" svg:y="67.7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6" draw:name="https://www.coronameasures.ch/static/admin/img/icon-yes.d2f9f035226a.svg" draw:style-name="gr1" draw:text-style-name="P1" svg:width="3.69mm" svg:height="3.69mm" svg:x="67.73mm" svg:y="72.2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7" draw:name="https://www.coronameasures.ch/static/admin/img/icon-yes.d2f9f035226a.svg" draw:style-name="gr1" draw:text-style-name="P1" svg:width="3.69mm" svg:height="3.69mm" svg:x="67.73mm" svg:y="76.7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8" draw:name="https://www.coronameasures.ch/static/admin/img/icon-yes.d2f9f035226a.svg" draw:style-name="gr1" draw:text-style-name="P1" svg:width="3.69mm" svg:height="3.69mm" svg:x="67.73mm" svg:y="81.28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9" draw:name="https://www.coronameasures.ch/static/admin/img/icon-yes.d2f9f035226a.svg" draw:style-name="gr1" draw:text-style-name="P1" svg:width="3.69mm" svg:height="3.69mm" svg:x="67.73mm" svg:y="85.79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0" draw:name="https://www.coronameasures.ch/static/admin/img/icon-yes.d2f9f035226a.svg" draw:style-name="gr1" draw:text-style-name="P1" svg:width="3.69mm" svg:height="3.69mm" svg:x="67.73mm" svg:y="90.3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1" draw:name="https://www.coronameasures.ch/static/admin/img/icon-yes.d2f9f035226a.svg" draw:style-name="gr1" draw:text-style-name="P1" svg:width="3.69mm" svg:height="3.69mm" svg:x="67.73mm" svg:y="94.8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2" draw:name="https://www.coronameasures.ch/static/admin/img/icon-yes.d2f9f035226a.svg" draw:style-name="gr1" draw:text-style-name="P1" svg:width="3.69mm" svg:height="3.69mm" svg:x="67.73mm" svg:y="99.3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3" draw:name="https://www.coronameasures.ch/static/admin/img/icon-yes.d2f9f035226a.svg" draw:style-name="gr1" draw:text-style-name="P1" svg:width="3.69mm" svg:height="3.69mm" svg:x="67.73mm" svg:y="103.85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4" draw:name="https://www.coronameasures.ch/static/admin/img/icon-yes.d2f9f035226a.svg" draw:style-name="gr1" draw:text-style-name="P1" svg:width="3.69mm" svg:height="3.69mm" svg:x="67.73mm" svg:y="108.3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4"/>
        <table:table-row table:style-name="ro6">
          <table:table-cell office:value-type="string" calcext:value-type="string">
            <text:p>Primary schools closed</text:p>
          </table:table-cell>
          <table:table-cell office:value-type="string" calcext:value-type="string">
            <text:p>&lt;p&gt;1st to 9th grade&lt;/p&gt;</text:p>
          </table:table-cell>
        </table:table-row>
        <table:table-row table:style-name="ro6">
          <table:table-cell office:value-type="string" calcext:value-type="string">
            <text:p>Primary schools open with restrictions</text:p>
          </table:table-cell>
          <table:table-cell office:value-type="string" calcext:value-type="string">
            <text:p>&lt;p&gt;1st to 9th grade.&lt;/p&gt;</text:p>
          </table:table-cell>
        </table:table-row>
        <table:table-row table:style-name="ro6">
          <table:table-cell office:value-type="string" calcext:value-type="string">
            <text:p>Secondary/Vocational/High schools closed</text:p>
          </table:table-cell>
          <table:table-cell office:value-type="string" calcext:value-type="string">
            <text:p>&lt;p&gt;&lt;br /&gt; &amp;nbsp;&lt;/p&gt;</text:p>
          </table:table-cell>
        </table:table-row>
        <table:table-row table:style-name="ro1">
          <table:table-cell office:value-type="string" calcext:value-type="string">
            <text:p>Secondary/Vocational school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Universitie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Universitie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ace cover/mas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ace cover/mask (specific areas)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string" calcext:value-type="string">
            <text:p>Gatherings large groups banned</text:p>
          </table:table-cell>
          <table:table-cell office:value-type="string" calcext:value-type="string">
            <text:p>&lt;p&gt;&amp;gt;500&lt;/p&gt;</text:p>
          </table:table-cell>
        </table:table-row>
        <table:table-row table:style-name="ro7">
          <table:table-cell office:value-type="string" calcext:value-type="string">
            <text:p>Gatherings medium groups banned</text:p>
          </table:table-cell>
          <table:table-cell office:value-type="string" calcext:value-type="string">
            <text:p>&lt;p&gt;&amp;lt;500 and &amp;gt;10&lt;/p&gt;</text:p>
          </table:table-cell>
        </table:table-row>
        <table:table-row table:style-name="ro6">
          <table:table-cell office:value-type="string" calcext:value-type="string">
            <text:p>Gatherings small groups banned</text:p>
          </table:table-cell>
          <table:table-cell office:value-type="string" calcext:value-type="string">
            <text:p>&lt;p&gt;&amp;lt;10&lt;/p&gt;</text:p>
          </table:table-cell>
        </table:table-row>
        <table:table-row table:style-name="ro8">
          <table:table-cell office:value-type="string" calcext:value-type="string">
            <text:p>Lock In</text:p>
          </table:table-cell>
          <table:table-cell office:value-type="string" calcext:value-type="string">
            <text:p>&lt;p&gt;Everybody has to stay home except buying food, medical reasons, work&lt;/p&gt;</text:p>
          </table:table-cell>
        </table:table-row>
        <table:table-row table:style-name="ro9">
          <table:table-cell office:value-type="string" calcext:value-type="string">
            <text:p>Lock in, Approval needed</text:p>
          </table:table-cell>
          <table:table-cell office:value-type="string" calcext:value-type="string">
            <text:p>&lt;p&gt;Everybody has to stay home except buying food, medical reasons, work.&lt;br /&gt; Paper/Digital pass needed when leaving the house.&lt;/p&gt;</text:p>
          </table:table-cell>
        </table:table-row>
        <table:table-row table:style-name="ro1">
          <table:table-cell office:value-type="string" calcext:value-type="string">
            <text:p>Non-essential shop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on-essential shop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estaurants closed</text:p>
          </table:table-cell>
          <table:table-cell office:value-type="string" calcext:value-type="string">
            <text:p> </text:p>
          </table:table-cell>
        </table:table-row>
        <table:table-row table:style-name="ro10">
          <table:table-cell office:value-type="string" calcext:value-type="string">
            <text:p>Restaurants open with restrictions</text:p>
          </table:table-cell>
          <table:table-cell office:value-type="string" calcext:value-type="string">
            <text:p>&lt;p&gt;Example restrictions:&lt;br /&gt; maximum number of people, restricted areas, special hygiene concepts&lt;/p&gt;</text:p>
          </table:table-cell>
        </table:table-row>
        <table:table-row table:style-name="ro1">
          <table:table-cell office:value-type="string" calcext:value-type="string">
            <text:p>Semi-essential shops/service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emi-essential shops/service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rder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osed border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r/Pubs open with restricit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rs/Pub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ubs/concerts closed/bann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ubs/concerts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useums/Libraries closed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.00.0000</text:date>, <text:time style:data-style-name="N2" text:time-value="18:28:07.3479424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0:35:52.864942737</meta:creation-date>
    <dc:date>2020-05-01T18:39:53.926954489</dc:date>
    <meta:editing-duration>PT10M3S</meta:editing-duration>
    <meta:editing-cycles>3</meta:editing-cycles>
    <meta:generator>LibreOffice/6.0.7.3$Linux_X86_64 LibreOffice_project/00m0$Build-3</meta:generator>
    <meta:document-statistic meta:table-count="2" meta:cell-count="125" meta:object-count="47"/>
  </office:meta>
</office:document-meta>
</file>